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Estimeret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Estimeret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Estimeret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37" style:family="table-cell" style:parent-style-name="Default">
      <style:map style:condition="is-true-formula(1)" style:apply-style-name="ConditionalStyle_5f_10" style:base-cell-address="'Estimeret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stimeret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Estimeret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Estimeret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Estimeret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Estimeret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Estimeret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Estimeret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Estimeret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Estimeret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Estimeret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Estimeret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Estimeret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Estimeret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Estimeret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Estimeret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Estimeret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Estimeret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" calcext:value-type="float">
            <text:p>1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1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1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Estimeret Tidsplan'.$A$1" table:cell-range-address="$'Estimeret Tidsplan'.$A$3:.$AMJ$4" table:range-usable-as="repeat-column repeat-row"/>
        </table:named-expressions>
        <calcext:conditional-formats>
          <calcext:conditional-format calcext:target-range-address="'Estimeret Tidsplan'.B25:'Estimeret Tidsplan'.AE25">
            <calcext:condition calcext:apply-style-name="ConditionalStyle_10" calcext:value="formula-is(1)" calcext:base-cell-address="'Estimeret Tidsplan'.B25"/>
          </calcext:conditional-format>
          <calcext:conditional-format calcext:target-range-address="'Estimeret Tidsplan'.H4:'Estimeret Tidsplan'.AF4">
            <calcext:condition calcext:apply-style-name="ConditionalStyle_9" calcext:value="formula-is([.H$4]=period_selected)" calcext:base-cell-address="'Estimeret Tidsplan'.H4"/>
          </calcext:conditional-format>
          <calcext:conditional-format calcext:target-range-address="'Estimeret Tidsplan'.AE20:'Estimeret Tidsplan'.AE21 'Estimeret Tidsplan'.H22:'Estimeret Tidsplan'.AE24 'Estimeret Tidsplan'.H21:'Estimeret Tidsplan'.AD21 'Estimeret Tidsplan'.H14:'Estimeret Tidsplan'.AE20 'Estimeret Tidsplan'.AF14:'Estimeret Tidsplan'.AF24 'Estimeret Tidsplan'.H5:'Estimeret Tidsplan'.AF13">
            <calcext:condition calcext:apply-style-name="ConditionalStyle_8" calcext:value="formula-is(PercentComplete)" calcext:base-cell-address="'Estimeret Tidsplan'.H5"/>
            <calcext:condition calcext:apply-style-name="ConditionalStyle_7" calcext:value="formula-is(PercentCompleteBeyond)" calcext:base-cell-address="'Estimeret Tidsplan'.H5"/>
            <calcext:condition calcext:apply-style-name="ConditionalStyle_6" calcext:value="formula-is(Actual)" calcext:base-cell-address="'Estimeret Tidsplan'.H5"/>
            <calcext:condition calcext:apply-style-name="ConditionalStyle_5" calcext:value="formula-is(ActualBeyond)" calcext:base-cell-address="'Estimeret Tidsplan'.H5"/>
            <calcext:condition calcext:apply-style-name="ConditionalStyle_4" calcext:value="formula-is(Plan)" calcext:base-cell-address="'Estimeret Tidsplan'.H5"/>
            <calcext:condition calcext:apply-style-name="ConditionalStyle_3" calcext:value="formula-is([.H$4]=period_selected)" calcext:base-cell-address="'Estimeret Tidsplan'.H5"/>
            <calcext:condition calcext:apply-style-name="ConditionalStyle_2" calcext:value="formula-is(MOD(COLUMN();2))" calcext:base-cell-address="'Estimeret Tidsplan'.H5"/>
            <calcext:condition calcext:apply-style-name="ConditionalStyle_1" calcext:value="formula-is(MOD(COLUMN();2)=0)" calcext:base-cell-address="'Estimeret Tidsplan'.H5"/>
          </calcext:conditional-format>
        </calcext:conditional-formats>
      </table:table>
      <table:table table:name="Kravspec" table:style-name="ta2" table:print-ranges="Kravspec.A1:Kravspec.F26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1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9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9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numeriske spille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ansigts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ort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aravaner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genkender når spillere vinder/taber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Spillet indeholder en guide som forklarer regl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Mulighed for at tilpasse kortdæk (bredt udvalg af implementationsmuligheder)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6</text:p>
          </table:table-cell>
          <table:table-cell table:style-name="ce77" office:value-type="string" calcext:value-type="string">
            <text:p>Produktet/spillet understøtter udvalgte tilpasninger af spilleregler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Produktet kan lagre tilpassede spilledæk/spillereg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77" office:value-type="string" calcext:value-type="string">
            <text:p>K12</text:p>
          </table:table-cell>
          <table:table-cell table:style-name="ce77" office:value-type="string" calcext:value-type="string">
            <text:p>KN5</text:p>
          </table:table-cell>
          <table:table-cell table:style-name="ce77" office:value-type="string" calcext:value-type="string">
            <text:p>Produktet/spillet kan logge træk i spillet, til database og eller blot i spillet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77" office:value-type="string" calcext:value-type="string">
            <text:p>K1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office:forms form:automatic-focus="false" form:apply-design-mode="false"/>
        <table:table-column table:style-name="co6" table:default-cell-style-name="Default"/>
        <table:table-column table:style-name="co10" table:default-cell-style-name="ce82"/>
        <table:table-column table:style-name="co6" table:number-columns-repeated="2" table:default-cell-style-name="ce77"/>
        <table:table-column table:style-name="co6" table:default-cell-style-name="Default"/>
        <table:table-column table:style-name="co6" table:default-cell-style-name="ce77"/>
        <table:table-column table:style-name="co6" table:default-cell-style-name="ce7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5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92"/>
        </table:table-row>
        <table:table-row table:style-name="ro9">
          <table:table-cell/>
          <table:table-cell table:style-name="ce81"/>
          <table:table-cell table:style-name="ce84" table:number-columns-repeated="2"/>
          <table:table-cell table:style-name="ce77" office:value-type="string" calcext:value-type="string">
            <text:p>K6</text:p>
          </table:table-cell>
          <table:table-cell table:style-name="ce84"/>
          <table:table-cell table:style-name="ce80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77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77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83" office:value-type="string" calcext:value-type="string">
            <text:p>Vurderet Kompleksitet</text:p>
          </table:table-cell>
          <table:table-cell table:number-columns-repeated="2"/>
          <table:table-cell table:style-name="ce77"/>
          <table:table-cell table:number-columns-repeated="2"/>
        </table:table-row>
        <table:table-row table:style-name="ro9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Estimeret Tidsplan'.$A$1" table:expression="(PeriodInActual*([$'Estimeret Tidsplan'.$E1]&gt;0))*PeriodInPlan"/>
        <table:named-expression table:name="ActualBeyond" table:base-cell-address="$'Estimeret Tidsplan'.$A$1" table:expression="PeriodInActual*([$'Estimeret Tidsplan'.$E1]&gt;0)"/>
        <table:named-expression table:name="PercentComplete" table:base-cell-address="$'Estimeret Tidsplan'.$A$1" table:expression="PercentCompleteBeyond*PeriodInPlan"/>
        <table:named-expression table:name="PercentCompleteBeyond" table:base-cell-address="$'Estimeret Tidsplan'.$A$1" table:expression="([$'Estimeret Tidsplan'.A$4]=MEDIAN([$'Estimeret Tidsplan'.A$4];[$'Estimeret Tidsplan'.$E1];[$'Estimeret Tidsplan'.$E1]+[$'Estimeret Tidsplan'.$F1])*([$'Estimeret Tidsplan'.$E1]&gt;0))*(([$'Estimeret Tidsplan'.A$4]&lt;(INT([$'Estimeret Tidsplan'.$E1]+[$'Estimeret Tidsplan'.$F1]*[$'Estimeret Tidsplan'.$G1])))+([$'Estimeret Tidsplan'.A$4]=[$'Estimeret Tidsplan'.$E1]))*([$'Estimeret Tidsplan'.$G1]&gt;0)"/>
        <table:named-expression table:name="PeriodInActual" table:base-cell-address="$'Estimeret Tidsplan'.$A$1" table:expression="[$'Estimeret Tidsplan'.A$4]=MEDIAN([$'Estimeret Tidsplan'.A$4];[$'Estimeret Tidsplan'.$E1];[$'Estimeret Tidsplan'.$E1]+[$'Estimeret Tidsplan'.$F1]-1)"/>
        <table:named-expression table:name="PeriodInPlan" table:base-cell-address="$'Estimeret Tidsplan'.$A$1" table:expression="[$'Estimeret Tidsplan'.A$4]=MEDIAN([$'Estimeret Tidsplan'.A$4];[$'Estimeret Tidsplan'.$C1];[$'Estimeret Tidsplan'.$C1]+[$'Estimeret Tidsplan'.$D1]-1)"/>
        <table:named-range table:name="period_selected" table:base-cell-address="$'Estimeret Tidsplan'.$A$1" table:cell-range-address="$'Estimeret Tidsplan'.$H$2"/>
        <table:named-expression table:name="Plan" table:base-cell-address="$'Estimeret Tidsplan'.$A$1" table:expression="PeriodInPlan*([$'Estimeret Tidsplan'.$C1]&gt;0)"/>
        <table:named-range table:name="TitleRegion..BO60" table:base-cell-address="$'Estimeret Tidsplan'.$A$1" table:cell-range-address="$'Estimeret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text>kr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time-style style:name="N152">
      <number:hours/>
      <number:text>:</number:text>
      <number:minutes number:style="long"/>
      <number:text> </number:text>
      <number:am-pm/>
    </number:time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0">
      <number:month number:textual="true"/>
      <number:text>-</number:text>
      <number:year/>
    </number:date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kr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kr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P0" style:volatile="true">
      <number:text>kr </number:text>
      <number:number number:decimal-places="2" number:min-decimal-places="2" number:min-integer-digits="1" number:grouping="true"/>
    </number:number-style>
    <number:number-style style:name="N127">
      <number:text>kr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day number:style="long"/>
      <number:text>-</number:text>
      <number:month number:textual="true"/>
      <number:text>-</number:text>
      <number:year/>
    </number:date-style>
    <number:number-style style:name="N123P0" style:volatile="true">
      <number:text>kr </number:text>
      <number:number number:decimal-places="0" number:min-decimal-places="0" number:min-integer-digits="1" number:grouping="true"/>
    </number:number-style>
    <number:number-style style:name="N123">
      <number:text>kr -</number:text>
      <number:number number:decimal-places="0" number:min-decimal-places="0" number:min-integer-digits="1" number:grouping="true"/>
      <style:map style:condition="value()&gt;=0" style:apply-style-name="N123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0T15:18:40.287536180</dc:date>
    <meta:generator>LibreOffice/7.3.7.2$Linux_X86_64 LibreOffice_project/30$Build-2</meta:generator>
    <meta:editing-duration>PT3H38M29S</meta:editing-duration>
    <meta:editing-cycles>13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